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erformance of LoadYDA in c++ and Python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historam</text:p>
          </table:table-cell>
          <table:table-cell table:style-name="ce2" office:value-type="string" calcext:value-type="string">
            <text:p>NtimeChanels</text:p>
          </table:table-cell>
          <table:table-cell table:style-name="ce3" office:value-type="string" calcext:value-type="string" table:number-columns-spanned="2" table:number-rows-spanned="1">
            <text:p>Export time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Histograms</text:p>
          </table:table-cell>
          <table:table-cell table:style-name="ce2" office:value-type="string" calcext:value-type="string">
            <text:p>ws→bocksize</text:p>
          </table:table-cell>
          <table:table-cell table:style-name="ce2" office:value-type="string" calcext:value-type="string">
            <text:p>yaml-cpp</text:p>
          </table:table-cell>
          <table:table-cell table:style-name="ce2" office:value-type="string" calcext:value-type="string">
            <text:p>pyyaml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(0.205791+0.233818)/2" office:value-type="float" office:value="0.2198045" calcext:value-type="float">
            <text:p>0.2198045</text:p>
          </table:table-cell>
          <table:table-cell table:formula="of:=(2.745769+2.782639)/2" office:value-type="float" office:value="2.764204" calcext:value-type="float">
            <text:p>2.7642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(4.18775+ 4.584849)/2" office:value-type="float" office:value="4.3862995" calcext:value-type="float">
            <text:p>4.3862995</text:p>
          </table:table-cell>
          <table:table-cell table:formula="of:=(25.881176+26.27207)/2" office:value-type="float" office:value="26.076623" calcext:value-type="float">
            <text:p>26.0766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(18.21439+37.614207)/2" office:value-type="float" office:value="27.9142985" calcext:value-type="float">
            <text:p>27.9142985</text:p>
          </table:table-cell>
          <table:table-cell table:formula="of:=(262.672407+290.590183)/2" office:value-type="float" office:value="276.631295" calcext:value-type="float">
            <text:p>276.6312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(1.964222+2.309883)/2" office:value-type="float" office:value="2.1370525" calcext:value-type="float">
            <text:p>2.1370525</text:p>
          </table:table-cell>
          <table:table-cell table:formula="of:=(28.162697+26.580538)/2" office:value-type="float" office:value="27.3716175" calcext:value-type="float">
            <text:p>27.371617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(19.778052+19.160943)/2" office:value-type="float" office:value="19.4694975" calcext:value-type="float">
            <text:p>19.4694975</text:p>
          </table:table-cell>
          <table:table-cell table:formula="of:=(263.764158+264.265538)/2" office:value-type="float" office:value="264.014848" calcext:value-type="float">
            <text:p>264.0148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3.767348" calcext:value-type="float">
            <text:p>3.767348</text:p>
          </table:table-cell>
          <table:table-cell office:value-type="float" office:value="24.771546" calcext:value-type="float">
            <text:p>24.7715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3:15:22.508156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2:22:09.767713644</meta:creation-date>
    <meta:generator>LibreOffice/5.2.2.2$Linux_X86_64 LibreOffice_project/20m0$Build-2</meta:generator>
    <dc:date>2017-03-27T17:01:04.751328135</dc:date>
    <meta:editing-duration>PT25M21S</meta:editing-duration>
    <meta:editing-cycles>3</meta:editing-cycles>
    <meta:document-statistic meta:table-count="1" meta:cell-count="36" meta:object-count="0"/>
  </office:meta>
</office:document-meta>
</file>